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18.36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62cm" svg:height="18.026cm" svg:x="1.2cm" svg:y="1.85cm">
          <draw:text-box>
            <text:p><text:span text:style-name="T1">Zentralheizung mit Speicher</text:span></text:p>
            <text:p/>
            <text:p>Frühling: Heizbetrieb, was tun damit Feuer in der Nacht nicht </text:p>
            <text:p>ausschaltet? Kapaität Speicher…</text:p>
            <text:p/>
            <text:p>Sommer: Warmwasserladung, nur ein Ofen (und nicht zwei) </text:p>
            <text:p>laufen lassen.</text:p>
            <text:p/>
            <text:p>Legionellen?</text:p>
            <text:p/>
            <text:p/>
            <text:p>Interface Heizung macht Peter Märki, Oekofen bekommt</text:p>
            <text:p>Anforderung und kann Ventile öffnen.</text:p>
            <text:p/>
            <text:p><text:span text:style-name="T1">Speicher Dezentral</text:span></text:p>
            <text:p><text:span text:style-name="T1"/></text:p>
            <text:p>Elfero dezentral: Regie: Peter und Peter</text:p>
            <text:p>neue Relais, sauberer machen, beschriften.</text:p>
            <text:p>Kontrolle Fühler, Heizungsfühler weg, Einstellen parameter knatt</text:p>
            <text:p>(im Austausch mit Elfero).</text:p>
            <text:p/>
            <text:p><text:span text:style-name="T1">Haus 13</text:span>: Sommer, Solar, eigene Pumpe und Öffnen der Ventile.</text:p>
            <text:p/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14:44:55.656000000</dc:date>
    <meta:editing-duration>PT56M41S</meta:editing-duration>
    <meta:editing-cycles>10</meta:editing-cycles>
    <meta:generator>LibreOffice/7.4.7.2$Windows_X86_64 LibreOffice_project/723314e595e8007d3cf785c16538505a1c878ca5</meta:generator>
    <meta:document-statistic meta:object-count="1"/>
  </office:meta>
</office:document-meta>
</file>